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paragraph-rsid="00214c90"/>
    </style:style>
    <style:style style:name="P5" style:family="paragraph" style:parent-style-name="Table_20_Contents">
      <style:text-properties officeooo:paragraph-rsid="001fb3ab"/>
    </style:style>
    <style:style style:name="P6" style:family="paragraph" style:parent-style-name="Table_20_Contents">
      <style:text-properties officeooo:rsid="001efd2f"/>
    </style:style>
    <style:style style:name="P7" style:family="paragraph" style:parent-style-name="Table_20_Contents">
      <style:text-properties officeooo:rsid="0020edc4" officeooo:paragraph-rsid="0020edc4"/>
    </style:style>
    <style:style style:name="P8" style:family="paragraph" style:parent-style-name="Table_20_Contents">
      <style:text-properties officeooo:rsid="00256d53" officeooo:paragraph-rsid="00256d53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Table_20_Contents">
      <style:paragraph-properties fo:margin-left="1.251cm" fo:margin-right="0cm" fo:text-indent="0cm" style:auto-text-indent="false"/>
    </style:style>
    <style:style style:name="P12" style:family="paragraph" style:parent-style-name="Table_20_Contents">
      <style:paragraph-properties fo:margin-left="1.251cm" fo:margin-right="0cm" fo:text-indent="0cm" style:auto-text-indent="false"/>
      <style:text-properties officeooo:rsid="00279d2e" officeooo:paragraph-rsid="00280486"/>
    </style:style>
    <style:style style:name="P13" style:family="paragraph" style:parent-style-name="Standard" style:list-style-name="L3">
      <style:text-properties officeooo:paragraph-rsid="001efd2f"/>
    </style:style>
    <style:style style:name="P14" style:family="paragraph" style:parent-style-name="Standard" style:list-style-name="L3">
      <style:text-properties officeooo:rsid="001efd2f" officeooo:paragraph-rsid="001efd2f"/>
    </style:style>
    <style:style style:name="P15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fb3ab" style:font-size-asian="12pt" style:font-size-complex="12pt"/>
    </style:style>
    <style:style style:name="P16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7" style:family="paragraph" style:parent-style-name="Table_20_Contents">
      <style:text-properties officeooo:rsid="00221f45"/>
    </style:style>
    <style:style style:name="P18" style:family="paragraph" style:parent-style-name="Table_20_Contents" style:list-style-name="L1">
      <style:text-properties officeooo:rsid="001efd2f" officeooo:paragraph-rsid="001efd2f"/>
    </style:style>
    <style:style style:name="P19" style:family="paragraph" style:parent-style-name="Table_20_Contents" style:list-style-name="L1">
      <style:text-properties officeooo:rsid="001efd2f" officeooo:paragraph-rsid="002965ab"/>
    </style:style>
    <style:style style:name="P20" style:family="paragraph" style:parent-style-name="Table_20_Contents" style:list-style-name="L1">
      <style:text-properties officeooo:rsid="001fb3ab" officeooo:paragraph-rsid="001fb3ab"/>
    </style:style>
    <style:style style:name="P21" style:family="paragraph" style:parent-style-name="Table_20_Contents" style:list-style-name="L1">
      <style:text-properties officeooo:rsid="00280486" officeooo:paragraph-rsid="00280486"/>
    </style:style>
    <style:style style:name="P22" style:family="paragraph" style:parent-style-name="Table_20_Contents" style:list-style-name="L1">
      <style:paragraph-properties fo:margin-left="0cm" fo:margin-right="0cm" fo:text-indent="0cm" style:auto-text-indent="false"/>
      <style:text-properties officeooo:rsid="001fb3ab" officeooo:paragraph-rsid="001fb3ab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0edc4"/>
    </style:style>
    <style:style style:name="T5" style:family="text">
      <style:text-properties officeooo:rsid="00221f45"/>
    </style:style>
    <style:style style:name="T6" style:family="text">
      <style:text-properties officeooo:rsid="00227b15"/>
    </style:style>
    <style:style style:name="T7" style:family="text">
      <style:text-properties officeooo:rsid="002375d9"/>
    </style:style>
    <style:style style:name="T8" style:family="text">
      <style:text-properties officeooo:rsid="00280486"/>
    </style:style>
    <style:style style:name="T9" style:family="text">
      <style:text-properties officeooo:rsid="00273eb5"/>
    </style:style>
    <style:style style:name="T10" style:family="text">
      <style:text-properties officeooo:rsid="00264382"/>
    </style:style>
    <style:style style:name="T11" style:family="text">
      <style:text-properties officeooo:rsid="002965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<text:span text:style-name="T2">avanzata </text:span><text:span text:style-name="T4">iscritto da personale </text:span><text:span text:style-name="T7">docent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Personale docente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utente</text:span><text:span text:style-name="T3"> </text:span>accede al sistema e viene <text:span text:style-name="T2">autenticato </text:span><text:span text:style-name="T3">come </text:span><text:span text:style-name="T4">personale docente dell'asil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4">L'utente</text:span><text:span text:style-name="T1"> a</text:span>ccede alla sezione per la <text:span text:style-name="T2">ricerca avanzata </text:span><text:span text:style-name="T5">degli iscritti</text:span></text:p>
            <text:p text:style-name="P17"/>
            <text:p text:style-name="P12"><text:span text:style-name="T9">2.</text:span><text:span text:style-name="T10">Il sistema visualizza la sezione per la ricerca avanzata.</text:span></text:p>
            <text:p text:style-name="P6"/>
            <text:p text:style-name="P4"><text:span text:style-name="T8">3</text:span>. <text:span text:style-name="T4">L'utente</text:span><text:span text:style-name="T1"> <text:s/>i</text:span>nserisce, <text:span text:style-name="T2">anche parzialmente, un valore in uno o più dei campi del modulo:</text:span></text:p>
            <text:list xml:id="list40717300" text:style-name="L1">
              <text:list-item>
                <text:p text:style-name="P18">Nome </text:p>
              </text:list-item>
              <text:list-item>
                <text:p text:style-name="P18">Cognome </text:p>
              </text:list-item>
              <text:list-item>
                <text:p text:style-name="P19"><text:span text:style-name="T11">Codice fiscale</text:span></text:p>
              </text:list-item>
              <text:list-item>
                <text:p text:style-name="P19"><text:span text:style-name="T11">Data di nascita</text:span></text:p>
              </text:list-item>
              <text:list-item>
                <text:p text:style-name="P19"><text:span text:style-name="T11">Comune di nascita</text:span></text:p>
              </text:list-item>
              <text:list-item>
                <text:p text:style-name="P20">Nome genitore</text:p>
              </text:list-item>
              <text:list-item>
                <text:p text:style-name="P20">Cognome genitore</text:p>
              </text:list-item>
              <text:list-item>
                <text:p text:style-name="P21">Domicilio</text:p>
              </text:list-item>
              <text:list-item>
                <text:p text:style-name="P21">Residenza</text:p>
              </text:list-item>
              <text:list-item>
                <text:p text:style-name="P20">e/o selezionare la categoria di appartenenza del genitore dalla lista:</text:p>
              </text:list-item>
              <text:list-item>
                <text:p text:style-name="P15">Personale docente e ricercatore</text:p>
              </text:list-item>
            </text:list>
            <text:list xml:id="list40724052" text:style-name="L2">
              <text:list-item>
                <text:p text:style-name="P16">Personale tecnico-amministrativo di ruolo</text:p>
              </text:list-item>
              <text:list-item>
                <text:p text:style-name="P16">Titolar<text:span text:style-name="T3">e</text:span> di assegno di ricerca</text:p>
              </text:list-item>
              <text:list-item>
                <text:p text:style-name="P16">Titolar<text:span text:style-name="T3">e</text:span> di contratto a tempo determinato</text:p>
              </text:list-item>
              <text:list-item>
                <text:p text:style-name="P16">Dottorand<text:span text:style-name="T3">o</text:span></text:p>
              </text:list-item>
              <text:list-item>
                <text:p text:style-name="P16">Titolar<text:span text:style-name="T3">e </text:span>di borsa di studio post Laurea o Post doc</text:p>
              </text:list-item>
            </text:list>
            <text:list xml:id="list41267853" text:continue-list="list40717300" text:style-name="L1">
              <text:list-header>
                <text:p text:style-name="P22"/>
              </text:list-header>
            </text:list>
            <text:p text:style-name="P5"><text:span text:style-name="T8">4</text:span><text:span text:style-name="T3">.</text:span><text:span text:style-name="T5">L'utente</text:span><text:span text:style-name="T1"> s</text:span>ottomette al sistema il valore inserito.</text:p>
            <text:p text:style-name="P4"/>
            <text:p text:style-name="P11"><text:span text:style-name="T8">5</text:span>. Il sistema mostra i risultati della ricerca.</text:p>
            <text:p text:style-name="P11"/>
            <text:p text:style-name="Table_20_Contents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714111" text:style-name="L3">
              <text:list-item>
                <text:p text:style-name="P13"><text:span text:style-name="T2">I parametri inseriti </text:span><text:span text:style-name="T4">dall'utente</text:span><text:span text:style-name="T2"> non sono validi, il sistema ripropone all'utente la pagina di ricerca avanzata con un messaggio d'errore. </text:span></text:p>
              </text:list-item>
              <text:list-item>
                <text:p text:style-name="P14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4">L'utente</text:span> deve poter ricercare un <text:span text:style-name="T5">iscritto </text:span><text:span text:style-name="T6">all'asilo</text:span> in meno di <text:span text:style-name="T2">10</text:span> secondi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0D</meta:editing-duration>
    <meta:editing-cycles>12</meta:editing-cycles>
    <meta:generator>LibreOffice/3.6$Windows_x86 LibreOffice_project/da8c1e6-fd468f4-454e206-f42a4a9-143cfd</meta:generator>
    <dc:date>2012-10-21T21:11:43.69</dc:date>
    <meta:document-statistic meta:table-count="1" meta:image-count="0" meta:object-count="0" meta:page-count="1" meta:paragraph-count="37" meta:word-count="224" meta:character-count="1406" meta:non-whitespace-character-count="1232"/>
  </office:meta>
</office:document-meta>
</file>